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822" officeooo:paragraph-rsid="001e2822"/>
    </style:style>
    <style:style style:name="P2" style:family="paragraph" style:parent-style-name="Standard">
      <style:text-properties officeooo:rsid="001ec4b5" officeooo:paragraph-rsid="001ec4b5"/>
    </style:style>
    <style:style style:name="P3" style:family="paragraph" style:parent-style-name="Standard">
      <style:text-properties officeooo:rsid="001ec4b5" officeooo:paragraph-rsid="001ec4b5"/>
    </style:style>
    <style:style style:name="P4" style:family="paragraph" style:parent-style-name="Standard">
      <style:text-properties officeooo:rsid="00201e23" officeooo:paragraph-rsid="00201e23"/>
    </style:style>
    <style:style style:name="P5" style:family="paragraph" style:parent-style-name="Standard">
      <style:text-properties officeooo:rsid="002085d6" officeooo:paragraph-rsid="002085d6"/>
    </style:style>
    <style:style style:name="P6" style:family="paragraph" style:parent-style-name="Standard">
      <style:text-properties officeooo:rsid="00224a79" officeooo:paragraph-rsid="00224a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6">Settings:</text:p>
      <text:p text:style-name="P6">Input channel: 2</text:p>
      <text:p text:style-name="P6">Output channel: 2</text:p>
      <text:p text:style-name="P6">Prediction order: 200</text:p>
      <text:p text:style-name="P6"/>
      <text:p text:style-name="P6">Processing...</text:p>
      <text:p text:style-name="P6">Done!</text:p>
      <text:p text:style-name="P6">Total time: 140.724320</text:p>
      <text:p text:style-name="P6"/>
      <text:p text:style-name="P6">Write to file: wav_out/Rec01_out.wav.</text:p>
      <text:p text:style-name="P6">Percentage of accuracy(mean absolute error): 75.81862502880888</text:p>
      <text:p text:style-name="P1"/>
      <text:p text:style-name="P1"/>
      <text:p text:style-name="P1"/>
      <text:p text:style-name="P1"/>
      <text:p text:style-name="P1">Settings:</text:p>
      <text:p text:style-name="P1">Input channel: 2</text:p>
      <text:p text:style-name="P1">Output channel: 2</text:p>
      <text:p text:style-name="P1">Prediction order: 200</text:p>
      <text:p text:style-name="P1"/>
      <text:p text:style-name="P1">Processing...</text:p>
      <text:p text:style-name="P1">Done!</text:p>
      <text:p text:style-name="P1">Total time: 154.068527</text:p>
      <text:p text:style-name="P1"/>
      <text:p text:style-name="P1">Write to file: wav_out/Rec02_out.wav.</text:p>
      <text:p text:style-name="P1">Percentage of accuracy(mean absolute error): 76.50449169813385</text:p>
      <text:p text:style-name="P1"/>
      <text:p text:style-name="P1"/>
      <text:p text:style-name="P1"/>
      <text:p text:style-name="P1">Settings:</text:p>
      <text:p text:style-name="P1">Input channel: 2</text:p>
      <text:p text:style-name="P1">Output channel: 2</text:p>
      <text:p text:style-name="P1">Prediction order: 200</text:p>
      <text:p text:style-name="P1"/>
      <text:p text:style-name="P1">Processing...</text:p>
      <text:p text:style-name="P1">Done!</text:p>
      <text:p text:style-name="P1">Total time: 194.020392</text:p>
      <text:p text:style-name="P1"/>
      <text:p text:style-name="P1">Write to file: wav_out/Rec03_out.wav.</text:p>
      <text:p text:style-name="P1">Percentage of accuracy(mean absolute error): 76.58281324992166</text:p>
      <text:p text:style-name="P1"/>
      <text:p text:style-name="P1"/>
      <text:p text:style-name="P1"/>
      <text:p text:style-name="P1">Settings:</text:p>
      <text:p text:style-name="P1">Input channel: 2</text:p>
      <text:p text:style-name="P1">Output channel: 2</text:p>
      <text:p text:style-name="P1">Prediction order: 200</text:p>
      <text:p text:style-name="P1"/>
      <text:p text:style-name="P1"><text:soft-page-break/>Processing...</text:p>
      <text:p text:style-name="P1">Done!</text:p>
      <text:p text:style-name="P1">Total time: 180.692888</text:p>
      <text:p text:style-name="P1"/>
      <text:p text:style-name="P1">Write to file: wav_out/Rec04_out.wav.</text:p>
      <text:p text:style-name="P1">Percentage of accuracy(mean absolute error): 76.41074831483027</text:p>
      <text:p text:style-name="P1"/>
      <text:p text:style-name="P1"/>
      <text:p text:style-name="P1"/>
      <text:p text:style-name="P1"/>
      <text:p text:style-name="P1">Settings:</text:p>
      <text:p text:style-name="P1">Input channel: 2</text:p>
      <text:p text:style-name="P1">Output channel: 2</text:p>
      <text:p text:style-name="P1">Prediction order: 200</text:p>
      <text:p text:style-name="P1"/>
      <text:p text:style-name="P1">Processing...</text:p>
      <text:p text:style-name="P1">Done!</text:p>
      <text:p text:style-name="P1">Total time: 240.187127</text:p>
      <text:p text:style-name="P1"/>
      <text:p text:style-name="P1">Write to file: wav_out/Rec05_out.wav.</text:p>
      <text:p text:style-name="P1">Percentage of accuracy(mean absolute error): 75.88644782207997</text:p>
      <text:p text:style-name="P1"/>
      <text:p text:style-name="P1"/>
      <text:p text:style-name="P1"/>
      <text:p text:style-name="P1">Settings:</text:p>
      <text:p text:style-name="P1">Input channel: 2</text:p>
      <text:p text:style-name="P1">Output channel: 2</text:p>
      <text:p text:style-name="P1">Prediction order: 200</text:p>
      <text:p text:style-name="P1"/>
      <text:p text:style-name="P1">Processing...</text:p>
      <text:p text:style-name="P1">Done!</text:p>
      <text:p text:style-name="P1">Total time: 634.087554</text:p>
      <text:p text:style-name="P1"/>
      <text:p text:style-name="P1">Write to file: wav_out/Rec06_out.wav.</text:p>
      <text:p text:style-name="P1">Percentage of accuracy(mean absolute error): 76.2680479592358</text:p>
      <text:p text:style-name="P1"/>
      <text:p text:style-name="P1"/>
      <text:p text:style-name="P1"/>
      <text:p text:style-name="P1"/>
      <text:p text:style-name="P2">Settings:</text:p>
      <text:p text:style-name="P2">Input channel: 2</text:p>
      <text:p text:style-name="P2">Output channel: 2</text:p>
      <text:p text:style-name="P2">Prediction order: 200</text:p>
      <text:p text:style-name="P2"/>
      <text:p text:style-name="P2">Processing...</text:p>
      <text:p text:style-name="P2">Done!</text:p>
      <text:p text:style-name="P2">Total time: 553.615700</text:p>
      <text:p text:style-name="P2"/>
      <text:p text:style-name="P2">Write to file: wav_out/Rec08_out.wav.</text:p>
      <text:p text:style-name="P2">Percentage of accuracy(mean absolute error): 76.56033483994622</text:p>
      <text:p text:style-name="P2"/>
      <text:p text:style-name="P2"/>
      <text:p text:style-name="P2"><text:soft-page-break/></text:p>
      <text:p text:style-name="P4">Settings:</text:p>
      <text:p text:style-name="P4">Input channel: 2</text:p>
      <text:p text:style-name="P4">Output channel: 2</text:p>
      <text:p text:style-name="P4">Prediction order: 200</text:p>
      <text:p text:style-name="P4"/>
      <text:p text:style-name="P4">Processing...</text:p>
      <text:p text:style-name="P4">Done!</text:p>
      <text:p text:style-name="P4">Total time: 339.417050</text:p>
      <text:p text:style-name="P4"/>
      <text:p text:style-name="P4">Write to file: wav_out/Rec09_out.wav.</text:p>
      <text:p text:style-name="P4">Percentage of accuracy(mean absolute error): 76.49482891477783</text:p>
      <text:p text:style-name="P4"/>
      <text:p text:style-name="P4"/>
      <text:p text:style-name="P4"/>
      <text:p text:style-name="P5">Settings:</text:p>
      <text:p text:style-name="P5">Input channel: 2</text:p>
      <text:p text:style-name="P5">Output channel: 2</text:p>
      <text:p text:style-name="P5">Prediction order: 200</text:p>
      <text:p text:style-name="P5"/>
      <text:p text:style-name="P5">Processing...</text:p>
      <text:p text:style-name="P5">Done!</text:p>
      <text:p text:style-name="P5">Total time: 742.545817</text:p>
      <text:p text:style-name="P5"/>
      <text:p text:style-name="P5">Write to file: wav_out/Rec10_out.wav.</text:p>
      <text:p text:style-name="P5">Percentage of accuracy(mean absolute error): 76.60359807521385</text:p>
      <text:p text:style-name="P5"/>
      <text:p text:style-name="P5"/>
      <text:p text:style-name="P5"/>
      <text:p text:style-name="P6">Settings:</text:p>
      <text:p text:style-name="P6">Input channel: 4</text:p>
      <text:p text:style-name="P6">Output channel: 3</text:p>
      <text:p text:style-name="P6">Prediction order: 30</text:p>
      <text:p text:style-name="P6"/>
      <text:p text:style-name="P6">Processing...</text:p>
      <text:p text:style-name="P6">Done!</text:p>
      <text:p text:style-name="P6">Total time: 12.999754</text:p>
      <text:p text:style-name="P6"/>
      <text:p text:style-name="P6">Write to file: wav_out/sample_4ch_out.wav.</text:p>
      <text:p text:style-name="P6">Percentage of accuracy(mean absolute error): 86.524028029476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09:32.138507341</meta:creation-date>
    <meta:editing-duration>PT1H11M58S</meta:editing-duration>
    <meta:editing-cycles>3</meta:editing-cycles>
    <meta:generator>LibreOffice/5.1.6.2$Linux_X86_64 LibreOffice_project/10m0$Build-2</meta:generator>
    <dc:date>2018-12-19T23:33:03.638367821</dc:date>
    <meta:document-statistic meta:table-count="0" meta:image-count="0" meta:object-count="0" meta:page-count="3" meta:paragraph-count="90" meta:word-count="250" meta:character-count="2022" meta:non-whitespace-character-count="1862"/>
  </office:meta>
</office:document-meta>
</file>